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ece0f" officeooo:paragraph-rsid="000ece0f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normal" fo:font-weight="bold" officeooo:rsid="000ddb52" officeooo:paragraph-rsid="000ddb52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ece0f" officeooo:paragraph-rsid="000ece0f" style:font-style-asian="normal" style:font-weight-asian="bold" style:font-style-complex="normal" style:font-weight-complex="bold"/>
    </style:style>
    <style:style style:name="P4" style:family="paragraph" style:parent-style-name="Standard" style:list-style-name="L2">
      <style:text-properties fo:font-style="normal" fo:font-weight="normal" officeooo:rsid="000ece0f" officeooo:paragraph-rsid="000ece0f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ĚTOVÁ LITERATURA NA PŘELOMU 19. A 20. STOLETÍ</text:p>
      <text:p text:style-name="P2"/>
      <text:p text:style-name="P1">papír</text:p>
      <text:p text:style-name="P2"/>
      <text:p text:style-name="P1">PROKLETÍ BÁSNÍCI </text:p>
      <text:p text:style-name="P1"><text:tab/>v posledních letech 19. století</text:p>
      <text:p text:style-name="P1"/>
      <text:list xml:id="list2084061670816062854" text:style-name="L2">
        <text:list-item>
          <text:p text:style-name="P4">Takto označeno esejí Prokletí básníci od Paula Verlaina</text:p>
        </text:list-item>
        <text:list-item>
          <text:p text:style-name="P4">Spojeni dekadentním způsobem života, výstřednost, neúcta k pravidlům, neúcta k rodině</text:p>
        </text:list-item>
      </text:list>
      <text:p text:style-name="P3">Paul Verlaine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2:52.543421858</meta:creation-date>
    <dc:date>2018-10-24T08:45:45.987352142</dc:date>
    <meta:editing-duration>PT22M43S</meta:editing-duration>
    <meta:editing-cycles>1</meta:editing-cycles>
    <meta:document-statistic meta:table-count="0" meta:image-count="0" meta:object-count="0" meta:page-count="1" meta:paragraph-count="8" meta:word-count="39" meta:character-count="257" meta:non-whitespace-character-count="224"/>
    <meta:generator>LibreOffice/5.1.6.2$Linux_x86 LibreOffice_project/10m0$Build-2</meta:generator>
  </office:meta>
</office:document-meta>
</file>